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96AC4DA73F76F46B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4cm" svg:stroke-color="#bf0041" draw:marker-start-width="0.584cm" draw:marker-end="Arrowheads_20_1" draw:marker-end-width="0.686cm" draw:fill="none" draw:textarea-vertical-align="middle" fo:padding-top="0.252cm" fo:padding-bottom="0.252cm" fo:padding-left="0.377cm" fo:padding-right="0.377cm"/>
    </style:style>
    <style:style style:name="gr3" style:family="graphic" style:parent-style-name="objectwithoutfill">
      <style:graphic-properties svg:stroke-width="0.254cm" svg:stroke-color="#bf0041" draw:marker-start-width="0.584cm" draw:marker-end="Arrowheads_20_2" draw:marker-end-width="0.686cm" draw:fill="none" draw:textarea-vertical-align="middle" fo:padding-top="0.252cm" fo:padding-bottom="0.252cm" fo:padding-left="0.377cm" fo:padding-right="0.377cm"/>
    </style:style>
    <style:style style:name="gr4" style:family="graphic" style:parent-style-name="objectwithoutfill">
      <style:graphic-properties svg:stroke-width="0.254cm" svg:stroke-color="#bf0041" draw:marker-start-width="0.584cm" draw:marker-end="Arrowheads_20_3" draw:marker-end-width="0.686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98cm" svg:x="1cm" svg:y="3.979cm">
          <draw:image xlink:href="Pictures/100000000000038400000396AC4DA73F76F46BCC.png" xlink:type="simple" xlink:show="embed" xlink:actuate="onLoad" draw:mime-type="image/png">
            <text:p/>
          </draw:image>
        </draw:frame>
        <draw:line draw:style-name="gr2" draw:text-style-name="P2" draw:layer="layout" svg:x1="9.255cm" svg:y1="20.367cm" svg:x2="11.477cm" svg:y2="15.922cm">
          <text:p/>
        </draw:line>
        <draw:line draw:style-name="gr3" draw:text-style-name="P2" draw:layer="layout" svg:x1="4.492cm" svg:y1="10.842cm" svg:x2="10.207cm" svg:y2="13.065cm">
          <text:p/>
        </draw:line>
        <draw:line draw:style-name="gr4" draw:text-style-name="P2" draw:layer="layout" svg:x1="13.065cm" svg:y1="12.111cm" svg:x2="14.863cm" svg:y2="9.2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02T18:31:22.229375644</dc:date>
    <dc:creator>Lars Vilhuber</dc:creator>
    <meta:editing-duration>PT3M49S</meta:editing-duration>
    <meta:editing-cycles>1</meta:editing-cycles>
    <meta:document-statistic meta:object-count="4"/>
    <meta:generator>LibreOffice/7.1.4.2$Linux_X86_64 LibreOffice_project/10$Build-2</meta:generator>
  </office:meta>
</office:document-meta>
</file>